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9F0000041A4657C38F22CB07F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0.98cm" svg:height="27.781cm" draw:z-index="0"><draw:image xlink:href="Pictures/100000000000019F0000041A4657C38F22CB07F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19:24:19.733117159</meta:creation-date>
    <dc:date>2016-11-20T19:24:48.409267225</dc:date>
    <meta:editing-duration>PT2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